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E80000041C89EF764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me Mincho Balsa" svg:font-family="'Ume Mincho Bals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style:font-name="Ume Mincho Bals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x="-2.018cm" svg:y="-2cm" svg:width="20.953cm" svg:height="29.626cm" draw:z-index="0"><draw:image xlink:href="Pictures/10000201000002E80000041C89EF764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me Mincho Balsa" svg:font-family="'Ume Mincho Bals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h magnan</meta:initial-creator>
    <meta:creation-date>2013-09-13T00:56:46</meta:creation-date>
    <dc:date>2013-09-13T01:16:54</dc:date>
    <dc:creator>sarah magnan</dc:creator>
    <meta:editing-duration>PT4M3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3.5$Linux_x86 LibreOffice_project/350m1$Build-2</meta:generator>
  </office:meta>
</office:document-meta>
</file>